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1b0" officeooo:paragraph-rsid="001ee1b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del TP:</text:p>
      <text:p text:style-name="P1"/>
      <text:p text:style-name="P1">seaborn =&gt; 0.11.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2:47:12.760037461</meta:creation-date>
    <dc:date>2020-10-12T12:48:05.062061299</dc:date>
    <meta:editing-duration>PT53S</meta:editing-duration>
    <meta:editing-cycles>1</meta:editing-cycles>
    <meta:document-statistic meta:table-count="0" meta:image-count="0" meta:object-count="0" meta:page-count="1" meta:paragraph-count="2" meta:word-count="6" meta:character-count="35" meta:non-whitespace-character-count="31"/>
    <meta:generator>LibreOffice/6.4.6.2$Linux_X86_64 LibreOffice_project/40$Build-2</meta:generator>
  </office:meta>
</office:document-meta>
</file>